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490000020EB94FF422.png" manifest:media-type=""/>
  <manifest:file-entry manifest:full-path="Pictures/100000000000080000000600B533F5C9.jpg" manifest:media-type=""/>
  <manifest:file-entry manifest:full-path="Pictures/1000020100000556000003006EFAF5F8.png" manifest:media-type=""/>
  <manifest:file-entry manifest:full-path="Pictures/100000000000040000000300E2AE7AF5.jpg" manifest:media-type=""/>
  <manifest:file-entry manifest:full-path="Pictures/100000000000040000000214F66D5E1B.jpg" manifest:media-type=""/>
  <manifest:file-entry manifest:full-path="Pictures/100000000000040000000224449A056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ffff" fo:text-shadow="1pt 1pt"/>
    </style:style>
    <style:style style:name="P4" style:family="paragraph">
      <style:text-properties fo:color="#ffffff" fo:font-style="normal" fo:text-shadow="1pt 1pt" style:font-style-asian="normal" style:font-style-complex="normal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 fo:font-size="66pt" fo:text-shadow="1pt 1pt" style:font-size-asian="66pt" style:font-size-complex="6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ffffff" fo:font-size="199.800003051758pt" fo:font-style="normal" fo:text-shadow="1pt 1pt" style:font-size-asian="199.800003051758pt" style:font-style-asian="normal" style:font-size-complex="199.800003051758pt" style:font-style-complex="normal"/>
    </style:style>
    <style:style style:name="T5" style:family="text">
      <style:text-properties fo:color="#ffffff" fo:font-size="80pt" fo:text-shadow="1pt 1pt" style:font-size-asian="80pt" style:font-size-complex="8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Membangun Web API dengan menggunakan</text:span></text:p>
            <text:p text:style-name="P1"><text:span text:style-name="T1">JSON sebagai format serialisasi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023cm" svg:height="12.023cm" svg:x="1.399cm" svg:y="4.991cm" presentation:class="graphic" presentation:user-transformed="true">
          <draw:image xlink:href="">
            <text:p/>
          </draw:image>
        </draw:frame>
        <draw:frame presentation:style-name="pr4" draw:layer="layout" svg:width="12.023cm" svg:height="12.178cm" svg:x="14.025cm" svg:y="4.914cm" presentation:class="outline" presentation:user-transformed="true">
          <draw:text-box>
            <text:list text:style-name="L2">
              <text:list-item>
                <text:p>Muhammad Ghazali</text:p>
              </text:list-item>
              <text:list-item>
                <text:p>Pemuda tanggung</text:p>
              </text:list-item>
              <text:list-item>
                <text:p>Mahasiswa veteran</text:p>
              </text:list-item>
              <text:list-item>
                <text:p>NPM: 060603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3T33">
        <office:forms form:automatic-focus="false" form:apply-design-mode="false"/>
        <draw:frame presentation:style-name="pr5" draw:text-style-name="P3" draw:layer="layout" svg:width="7.933cm" svg:height="5.808cm" svg:x="3.751cm" svg:y="14.986cm" presentation:class="outline" presentation:user-transformed="true">
          <draw:text-box>
            <text:list text:style-name="L2">
              <text:list-header>
                <text:p><text:span text:style-name="T2">How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<text:span text:style-name="T3">Stories</text:span></text:p>
          </draw:text-box>
        </draw:frame>
        <draw:frame presentation:style-name="pr5" draw:layer="layout" svg:width="7.933cm" svg:height="5.808cm" svg:x="1.4cm" svg:y="4.914cm" presentation:class="outline" presentation:placeholder="true" presentation:user-transformed="true">
          <draw:text-box/>
        </draw:frame>
        <draw:frame presentation:style-name="pr5" draw:layer="layout" svg:width="7.933cm" svg:height="5.808cm" svg:x="9.73cm" svg:y="4.914cm" presentation:class="outline" presentation:placeholder="true">
          <draw:text-box/>
        </draw:frame>
        <draw:frame presentation:style-name="pr5" draw:layer="layout" svg:width="7.933cm" svg:height="5.808cm" svg:x="18.061cm" svg:y="4.914cm" presentation:class="outline" presentation:placeholder="true">
          <draw:text-box/>
        </draw:frame>
        <draw:frame presentation:style-name="pr5" draw:text-style-name="P4" draw:layer="layout" svg:width="7.933cm" svg:height="5.808cm" svg:x="6.799cm" svg:y="12.988cm" presentation:class="outline" presentation:user-transformed="true">
          <draw:text-box>
            <text:list text:style-name="L2">
              <text:list-header>
                <text:p><text:span text:style-name="T4">What</text:span></text:p>
              </text:list-header>
            </text:list>
          </draw:text-box>
        </draw:frame>
        <draw:frame presentation:style-name="pr5" draw:text-style-name="P3" draw:layer="layout" svg:width="7.933cm" svg:height="5.808cm" svg:x="1.465cm" svg:y="17.78cm" presentation:class="outline" presentation:user-transformed="true">
          <draw:text-box>
            <text:list text:style-name="L2">
              <text:list-header>
                <text:p><text:span text:style-name="T5">Wh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Di presentasi sidang ini saya akan menceritakan sedikit tentang kenapa saya memilih topik ini, bagaimana saya mengerjakannya, dan apa hasil yang saya dapat</text:p>
                </text:list-item>
                <text:list-item>
                  <text:p><text:s/>http://www.flickr.com/photos/scottummy/4971054099/</text:p>
                </text:list-item>
              </text:list>
            </draw:text-box>
          </draw:frame>
        </presentation:notes>
      </draw:page>
      <draw:page draw:name="page5" draw:style-name="dp4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ngantar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JSON &lt; XML</text:p>
              </text:list-item>
              <text:list-item>
                <text:p>Dibuktikan dengan membangun web API</text:p>
              </text:list-item>
              <text:list-item>
                <text:p>API menerapkan JSON &gt; 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<text:s/>Membuktikan bahwa data yang diserialisasikan dalam format JSON memiliki ukuran yang lebih kecil dibandingkan XML. Disini penulis hanya membandingkan ukuran data yang dihasilkan setelah dilakukan serialisasi.</text:p>
                </text:list-item>
                <text:list-item>
                  <text:p><text:s/>Format JSON mampu melayani permintaan web resource lebih banyak dibandingkan dengan API yang menserialisasikan data dalam format XML</text:p>
                </text:list-item>
              </text:list>
            </draw:text-box>
          </draw:frame>
        </presentation:notes>
      </draw:page>
      <draw:page draw:name="page6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Rumusan Masala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musan Masalah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Bagaimana membangun Web API dengan efektif agar data yang dikirimkan dapat memiliki ukuran data yang optimal untuk dikonsumsi oleh aplikasi mobile CampusLife?</text:p>
              </text:list-item>
              <text:list-item>
                <text:p>Bagaimana JSON dapat diterapkan secara efektif agar data yang dihasilkan dapat memiliki ukuran data yang optimal untuk dikonsumsi oleh aplikasi mobile CampusLif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tasan Masalah (1)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Pembangunan Web API hanya akan sampai pada tahap <text:span text:style-name="T6">purwa-rupa</text:span></text:p>
              </text:list-item>
              <text:list-item>
                <text:p>Pembangunan Web API hanya akan meliputi <text:span text:style-name="T6">API untuk mengambil data-data event</text:span></text:p>
              </text:list-item>
              <text:list-item>
                <text:p>JSON hanya mampu merepresentasikan data dalam bentuk teks, oleh karena itu data yang akan digunakan hanya <text:span text:style-name="T6">terbatas pada data yang berbasis teks</text:span>.</text:p>
              </text:list-item>
              <text:list-item>
                <text:p>Skema data event akan disediakan oleh pihak LL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7.315cm" svg:x="2.159cm" svg:y="13.271cm" presentation:class="notes" presentation:user-transformed="true">
            <draw:text-box>
              <text:p>Pembangunan Web API hanya akan sampai pada tahap purwa-rupa.</text:p>
              <text:p>2. Pembangunan Web API hanya akan meliputi API untuk mengambil data-data</text:p>
              <text:p>event.</text:p>
              <text:p>3. JSON hanya mampu merepresentasikan data dalam bentuk teks, oleh karena</text:p>
              <text:p>itu data yang akan digunakan hanya terbatas pada data yang berbasis teks.</text:p>
              <text:p>4. Skema data event akan disediakan oleh pihak LLM.</text:p>
              <text:p>5. Dikarenakan keterbatasan waktu yang dimiliki oleh penulis, maka demo un-</text:p>
              <text:p>tuk mengakses Web API tidak jadi dilakukan melalui aplikasi mobile.</text:p>
              <text:p>6. Penulis akan melakukan demo untuk mengakses Web API melalui Apache</text:p>
              <text:p>Benchmark6 dalam lingkungan lokal yang terisolasi.</text:p>
              <text:p>7. Tidak membahas mengenai keamanan perangkat lunak, data dan jaringan.</text:p>
              <text:p>8. Pengembangan perangkat lunak menggunakan seba</text:p>
            </draw:text-box>
          </draw:frame>
        </presentation:notes>
      </draw:page>
      <draw:page draw:name="page10" draw:style-name="dp4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tasan Masalah (2)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Demo untuk mengakses Web API </text:span><text:span text:style-name="T8">tidak jadi dilakukan melalui aplikasi mobile</text:span></text:p>
              </text:list-item>
              <text:list-item>
                <text:p><text:span text:style-name="T7">Penulis akan melakukan demo untuk mengakses Web API melalui Apache Benchmark dalam </text:span><text:span text:style-name="T8">lingkungan lokal yang terisolasi</text:span></text:p>
              </text:list-item>
              <text:list-item>
                <text:p><text:span text:style-name="T8">Tidak membahas mengenai keamanan</text:span><text:span text:style-name="T7"> perangkat lunak, data dan jaringan</text:span></text:p>
              </text:list-item>
              <text:list-item>
                <text:p><text:span text:style-name="T7">Tidak akan membahas Agile </text:span><text:span text:style-name="T8">secara komprehensif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4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ita perlu tahu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Web API</text:p>
              </text:list-item>
              <text:list-item>
                <text:p>Serialisasi Data</text:p>
              </text:list-item>
              <text:list-item>
                <text:p>JSON</text:p>
              </text:list-item>
              <text:list-item>
                <text:p>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8" draw:master-page-name="Default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list text:style-name="L3">
                <text:list-item>
                  <text:p><text:s/>http://www.flickr.com/photos/leehaywood/4237636853/</text:p>
                </text:list-item>
              </text:list>
            </draw:text-box>
          </draw:frame>
        </presentation:notes>
      </draw:page>
      <draw:page draw:name="page14" draw:style-name="dp9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list text:style-name="L3">
                <text:list-item>
                  <text:p text:style-name="P5"><text:s/>http://www.flickr.com/photos/wwworks/4759535950/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0000000040000000224449A056F.jpg" xlink:type="simple" xlink:show="embed" xlink:actuate="onLoad"/>
    <draw:fill-image draw:name="Bitmape_20_3" draw:display-name="Bitmape 3" xlink:href="Pictures/100000000000040000000214F66D5E1B.jpg" xlink:type="simple" xlink:show="embed" xlink:actuate="onLoad"/>
    <draw:fill-image draw:name="Bitmape_20_4" draw:display-name="Bitmape 4" xlink:href="Pictures/100000000000040000000300E2AE7AF5.jpg" xlink:type="simple" xlink:show="embed" xlink:actuate="onLoad"/>
    <draw:fill-image draw:name="Bitmape_20_5" draw:display-name="Bitmape 5" xlink:href="Pictures/1000020100000556000003006EFAF5F8.png" xlink:type="simple" xlink:show="embed" xlink:actuate="onLoad"/>
    <draw:fill-image draw:name="Bitmape_20_6" draw:display-name="Bitmape 6" xlink:href="Pictures/100000000000080000000600B533F5C9.jpg" xlink:type="simple" xlink:show="embed" xlink:actuate="onLoad"/>
    <draw:fill-image draw:name="background" xlink:href="Pictures/10000000000003490000020EB94FF422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hammad Ghazali</meta:initial-creator>
    <meta:creation-date>2013-02-18T15:02:20</meta:creation-date>
    <meta:generator>LibreOffice/4.0.3.3$Linux_x86 LibreOffice_project/400m0$Build-3</meta:generator>
    <dc:date>2013-06-07T06:54:50</dc:date>
    <dc:creator>Muhammad Ghazali</dc:creator>
    <meta:editing-duration>PT2H5M40S</meta:editing-duration>
    <meta:editing-cycles>150</meta:editing-cycles>
    <meta:document-statistic meta:object-count="73"/>
  </office:meta>
</office:document-meta>
</file>